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1000001A60000046505851489604D6CB5.png" manifest:media-type="image/png"/>
  <manifest:file-entry manifest:full-path="Pictures/10000001000006EA000002FD44F092F92D15846B.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swald Light" svg:font-family="'Oswald Light'" style:font-family-generic="roman" style:font-pitch="variable"/>
    <style:font-face style:name="Oswald Light1" svg:font-family="'Oswald Light'" style:font-pitch="variable"/>
    <style:font-face style:name="Oswald Light2" svg:font-family="'Oswald Light'" style:font-family-generic="system" style:font-pitch="variable"/>
  </office:font-face-decls>
  <office:automatic-styles>
    <style:style style:name="P1" style:family="paragraph" style:parent-style-name="Standard">
      <style:text-properties style:font-name="Oswald Light1" fo:font-size="9pt" style:font-size-asian="9pt" style:font-size-complex="9pt"/>
    </style:style>
    <style:style style:name="P2" style:family="paragraph" style:parent-style-name="Standard">
      <style:paragraph-properties fo:text-align="justify" style:justify-single-word="false"/>
      <style:text-properties style:font-name="Oswald Light1" fo:font-size="9pt" style:font-size-asian="9pt" style:font-size-complex="9pt"/>
    </style:style>
    <style:style style:name="P3" style:family="paragraph" style:parent-style-name="Standard">
      <style:text-properties style:font-name="Oswald Light1" fo:font-size="9pt" officeooo:rsid="001ec09b" officeooo:paragraph-rsid="001ec09b" style:font-size-asian="9pt" style:font-size-complex="9pt"/>
    </style:style>
    <style:style style:name="P4" style:family="paragraph" style:parent-style-name="Standard">
      <style:paragraph-properties>
        <style:tab-stops>
          <style:tab-stop style:position="0.1272in"/>
        </style:tab-stops>
      </style:paragraph-properties>
      <style:text-properties style:font-name="Oswald Light1" fo:font-size="9pt" officeooo:rsid="001ec09b" officeooo:paragraph-rsid="001ec09b" style:font-size-asian="9pt" style:font-size-complex="9pt"/>
    </style:style>
    <style:style style:name="P5" style:family="paragraph" style:parent-style-name="Standard">
      <style:text-properties fo:color="#c5161c" loext:opacity="100%" style:font-name="Oswald Light1" fo:font-size="9pt" fo:font-weight="bold" officeooo:rsid="001ec09b" officeooo:paragraph-rsid="001ec09b" style:font-size-asian="9pt" style:font-weight-asian="bold" style:font-size-complex="9pt" style:font-weight-complex="bold"/>
    </style:style>
    <style:style style:name="P6" style:family="paragraph" style:parent-style-name="Standard">
      <style:paragraph-properties>
        <style:tab-stops>
          <style:tab-stop style:position="0.1272in"/>
        </style:tab-stops>
      </style:paragraph-properties>
      <style:text-properties officeooo:paragraph-rsid="001ec09b"/>
    </style:style>
    <style:style style:name="T1" style:family="text">
      <style:text-properties fo:font-weight="bold" style:font-weight-asian="bold" style:font-weight-complex="bold"/>
    </style:style>
    <style:style style:name="T2" style:family="text">
      <style:text-properties style:font-name="Oswald Light1" fo:font-size="9pt" officeooo:rsid="001ec09b" style:font-size-asian="9pt" style:font-size-complex="9pt"/>
    </style:style>
    <style:style style:name="T3" style:family="text">
      <style:text-properties style:font-name="Liberation Sans1" officeooo:rsid="0032a353" style:font-name-asian="Liberation Sans1" style:font-name-complex="Liberation Sans1"/>
    </style:style>
    <style:style style:name="T4" style:family="text">
      <style:text-properties style:font-name="Liberation Sans1" fo:font-size="9pt" officeooo:rsid="0032a353" style:font-name-asian="Liberation Sans1" style:font-size-asian="9pt" style:font-name-complex="Liberation Sans1" style:font-size-complex="9pt"/>
    </style:style>
    <style:style style:name="fr1" style:family="graphic" style:parent-style-name="Labels">
      <style:graphic-properties style:vertical-pos="from-top" style:vertical-rel="page" style:horizontal-pos="from-left" style:horizontal-rel="page"/>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1" svg:x="5in" svg:y="5.75in" svg:width="3.25in" svg:height="5in" draw:z-index="4">
        <draw:text-box>
          <text:section text:style-name="Sect1" text:name="Section3" text:protected="true">
            <text:section-source text:section-name="MasterLabel"/>
            <text:p text:style-name="P2"><draw:frame draw:style-name="fr3" draw:name="Image5" text:anchor-type="paragraph" svg:y="3.6in" svg:width="3.25in" svg:height="1.4043in" draw:z-index="6"><draw:image xlink:href="Pictures/10000001000006EA000002FD44F092F92D15846B.png" xlink:type="simple" xlink:show="embed" xlink:actuate="onLoad" draw:mime-type="image/png"/></draw:frame><draw:frame draw:style-name="fr2" draw:name="Image7" text:anchor-type="paragraph" svg:y="1.8in" svg:width="0.9799in" svg:height="2.6in" draw:z-index="7"><draw:image xlink:href="Pictures/10000001000001A60000046505851489604D6CB5.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3" text:anchor-type="page" text:anchor-page-number="1" svg:x="1.25in" svg:y="5.75in" svg:width="3.25in" svg:height="5in" draw:z-index="3">
        <draw:text-box>
          <text:section text:style-name="Sect1" text:name="Section2" text:protected="true">
            <text:section-source text:section-name="MasterLabel"/>
            <text:p text:style-name="P2"><draw:frame draw:style-name="fr3" draw:name="Image3" text:anchor-type="paragraph" svg:y="3.6in" svg:width="3.25in" svg:height="1.4043in" draw:z-index="8"><draw:image xlink:href="Pictures/10000001000006EA000002FD44F092F92D15846B.png" xlink:type="simple" xlink:show="embed" xlink:actuate="onLoad" draw:mime-type="image/png"/></draw:frame><draw:frame draw:style-name="fr2" draw:name="Image4" text:anchor-type="paragraph" svg:y="1.8in" svg:width="0.9799in" svg:height="2.6in" draw:z-index="9"><draw:image xlink:href="Pictures/10000001000001A60000046505851489604D6CB5.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2" text:anchor-type="page" text:anchor-page-number="1" svg:x="5in" svg:y="0.25in" svg:width="3.25in" svg:height="5in" draw:z-index="2">
        <draw:text-box>
          <text:section text:style-name="Sect1" text:name="Section1" text:protected="true">
            <text:section-source text:section-name="MasterLabel"/>
            <text:p text:style-name="P2"><draw:frame draw:style-name="fr3" draw:name="Image1" text:anchor-type="paragraph" svg:y="3.6in" svg:width="3.25in" svg:height="1.4043in" draw:z-index="10"><draw:image xlink:href="Pictures/10000001000006EA000002FD44F092F92D15846B.png" xlink:type="simple" xlink:show="embed" xlink:actuate="onLoad" draw:mime-type="image/png"/></draw:frame><draw:frame draw:style-name="fr2" draw:name="Image2" text:anchor-type="paragraph" svg:y="1.8in" svg:width="0.9799in" svg:height="2.6in" draw:z-index="11"><draw:image xlink:href="Pictures/10000001000001A60000046505851489604D6CB5.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1" text:anchor-type="page" text:anchor-page-number="1" svg:x="1.25in" svg:y="0.25in" svg:width="3.25in" svg:height="5in" draw:z-index="0">
        <draw:text-box>
          <text:section text:style-name="Sect1" text:name="MasterLabel">
            <text:p text:style-name="P2"><draw:frame draw:style-name="fr2" draw:name="Image9" text:anchor-type="paragraph" svg:y="1.8in" svg:width="0.9799in" svg:height="2.6in" draw:z-index="5"><draw:image xlink:href="Pictures/10000001000001A60000046505851489604D6CB5.png" xlink:type="simple" xlink:show="embed" xlink:actuate="onLoad" draw:mime-type="image/png"/></draw:frame><draw:frame draw:style-name="fr3" draw:name="Image6" text:anchor-type="paragraph" svg:y="3.6in" svg:width="3.25in" svg:height="1.4043in" draw:z-index="1"><draw:image xlink:href="Pictures/10000001000006EA000002FD44F092F92D15846B.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swald Light" svg:font-family="'Oswald Light'" style:font-family-generic="roman" style:font-pitch="variable"/>
    <style:font-face style:name="Oswald Light1" svg:font-family="'Oswald Light'" style:font-pitch="variable"/>
    <style:font-face style:name="Oswald Light2" svg:font-family="'Oswald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ed_20_List" style:display-name="Bulleted List" style:family="paragraph" style:default-outline-level="">
      <style:paragraph-properties fo:margin-top="0in" fo:margin-bottom="0in" style:contextual-spacing="false">
        <style:tab-stops>
          <style:tab-stop style:position="0.15in"/>
        </style:tab-stops>
      </style:paragraph-properties>
      <style:text-properties style:font-name="Oswald Light" fo:font-family="'Oswald Light'" style:font-family-generic="roman" style:font-pitch="variable" fo:font-weight="normal" style:font-weight-asian="normal" style:font-name-complex="Oswald Light2" style:font-family-complex="'Oswald Light'"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svg:width="3.25in" svg:height="5in" text:anchor-type="as-char" svg:y="0in" fo:margin-left="0in" fo:margin-right="0in" fo:margin-top="0in" fo:margin-bottom="0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 style:print-orientation="portrait" fo:margin-top="0.25in" fo:margin-bottom="0in" fo:margin-left="1.25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0T16:31:58.414156586</meta:creation-date>
    <dc:date>2021-03-16T14:44:20.214061464</dc:date>
    <meta:editing-duration>PT11M12S</meta:editing-duration>
    <meta:editing-cycles>4</meta:editing-cycles>
    <meta:generator>LibreOffice/7.2.2.2$Linux_X86_64 LibreOffice_project/20$Build-2</meta:generator>
    <meta:print-date>2021-10-16T20:19:16.030017179</meta:print-date>
    <meta:document-statistic meta:table-count="0" meta:image-count="8" meta:object-count="0" meta:page-count="1" meta:paragraph-count="28" meta:word-count="476" meta:character-count="3224" meta:non-whitespace-character-count="2772"/>
  </office:meta>
</office:document-meta>
</file>